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Preformatted_20_Text">
      <style:text-properties style:font-name="Verdana"/>
    </style:style>
    <style:style style:name="P2" style:family="paragraph" style:parent-style-name="Preformatted_20_Text">
      <style:text-properties style:font-name="Verdana"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arable of the Sower</text:p>
      <text:p text:style-name="P1"/>
      <text:p text:style-name="P1">Elder Dallin H. Oaks</text:p>
      <text:p text:style-name="P1"/>
      <text:p text:style-name="P1">Distribute hand-out/pens. <text:s/>As we go along, try to fill out the sheet. <text:s/>Don't just use general terms. <text:s/>Try to think about how this parable specifically applies to your own life.</text:p>
      <text:p text:style-name="P1"/>
      <text:p text:style-name="P1">Interestingly, the parable of the sower is one of the few parables, not only given by Jesus, but also explained by Him. <text:s/>The parable itself is short, while its explanation much longer; so I thought we would begin by reading the parable itself. <text:s/><text:span text:style-name="T1">Read Matthew 13:3-9.</text:span> <text:s/>As you can see, all the elements in the parable are in the hand-out. <text:s/>In verses 10 through 23, Jesus goes on to explain the parable, but now we're going to turn to Elder Oak's talk which references those versus.</text:p>
      <text:p text:style-name="P1"/>
      <text:p text:style-name="P1"><text:span text:style-name="T1">Read paragraph 2.</text:span> <text:s/>So just to reiterate, what does the seed represent in the parable? <text:s/>Where do we get this seed today?</text:p>
      <text:p text:style-name="P1"/>
      <text:p text:style-name="P1"><text:span text:style-name="T1">Read paragraph 3.</text:span> <text:s/>What does the soil represent?</text:p>
      <text:p text:style-name="P1"/>
      <text:p text:style-name="P1">I believe it represents our hearts.</text:p>
      <text:p text:style-name="P1"/>
      <text:p text:style-name="P1">How much of planting the seed of the gospel in our hearts is a choice and how much of it depends on preparation?</text:p>
      <text:p text:style-name="P1"/>
      <text:p text:style-name="P1">It's possible that, regardless of choice, our ability to grow testimonies of gospel messages in our hearts can be diminished or illiminated by sins we've committed that harden the heart.</text:p>
      <text:p text:style-name="P1"/>
      <text:p text:style-name="P1">Is there a cure for a hardened heart? <text:s/>If so, what is it?</text:p>
      <text:p text:style-name="P1"/>
      <text:p text:style-name="P1"><text:span text:style-name="T1">Read paragraph 4.</text:span> <text:s/>So recieving the gospel message is just the first step. <text:s/>Now we need to concern ourselves with what we do with that message.</text:p>
      <text:p text:style-name="P1"/>
      <text:p text:style-name="P1"><text:span text:style-name="T1">Read paragraphs 5-7.</text:span> <text:s/>So what do the roots represent in the parable?</text:p>
      <text:p text:style-name="P1"/>
      <text:p text:style-name="P1">I believe the roots represent our testimony and level of conversion.</text:p>
      <text:p text:style-name="P1"/>
      <text:p text:style-name="P1"><text:span text:style-name="T1">Read paragraph 8.</text:span> <text:s/>What are the different sources of spiritual food available to us?</text:p>
      <text:p text:style-name="P1"/>
      <text:p text:style-name="P1">I believe this is any activity that invites the Spirit into our lives, whether it's going to the temple, holding FHE, praying as a family, reading the scriptures, attending our church meetings, reading the ensign, fulfilling our callings, etc.</text:p>
      <text:p text:style-name="P1"/>
      <text:p text:style-name="P1">When was the last time that you can remember that you felt the influence of the Holy Ghost or a prompting from the Holy Ghost? <text:s/>If there is anything preventing us from being able to feel the Spirit, then we need to get it fixed.</text:p>
      <text:p text:style-name="P1"/>
      <text:p text:style-name="P1"><text:span text:style-name="T1">Read paragraphs 9-10.</text:span> <text:s/>Does anyone have any thoughts about what we just read before we move on?</text:p>
      <text:p text:style-name="P1"/>
      <text:p text:style-name="P1"><text:span text:style-name="T1">Read paragraph 11.</text:span> <text:s/>So now what do the thorns represent in the parable?</text:p>
      <text:p text:style-name="P1"/>
      <text:p text:style-name="P1">I believe these are competing priorties in our lives. <text:s/>These could even be things that of themselves aren't bad, but because they're not moderated, and because they begin to take precedence over more important, spiritual things, they become a bad thing. <text:s/>Work is probably the best example. <text:s/>If we're working too much, it takes us away from our family responsibilities.</text:p>
      <text:p text:style-name="P1"/>
      <text:p text:style-name="P1"><text:span text:style-name="T1">Read paragraphs 14-15.</text:span> <text:s/>However we're currently prioritizing the gospel with other things in our lives, how can we begin here and now to making the gospel our top priority?</text:p>
      <text:p text:style-name="P1"><text:soft-page-break/></text:p>
      <text:p text:style-name="P1">One thing that should make it easier for us to make the gospel our top priority is knowing that the Lord has overcome the world and that He's in control of the fate of our world. <text:s/>My wife and I have been reading a study-guide with the words of Isaiah who talked about the end of the world. <text:s/>My understanding is limited, but I understand that the wicked will be destroyed and then those that have prepared themselves for His coming will be saved.</text:p>
      <text:p text:style-name="P1"/>
      <text:p text:style-name="P1"><text:span text:style-name="T1">Read paragraphs 16-18.</text:span> <text:s/>Does making the gospel a priority require some courage on our part?</text:p>
      <text:p text:style-name="P1"/>
      <text:p text:style-name="P1"><text:span text:style-name="T1">Read paragraphs 19-21.</text:span> <text:s/>I believe he was saying that there is a fine line between being influential in society and being influenced by society. <text:s/>Does that sound right?</text:p>
      <text:p text:style-name="P1"/>
      <text:p text:style-name="P2">Read paragraphs 22-23. <text:s/><text:span text:style-name="T2">Any more thoughts about this before we move on?</text:span></text:p>
      <text:p text:style-name="P2"><text:span text:style-name="T2"/></text:p>
      <text:p text:style-name="P2">Read paragraphs 24-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6T23:59:44.56</dc:date>
    <meta:generator>OpenOffice.org/3.4.1$Win32 OpenOffice.org_project/341m1$Build-9593</meta:generator>
    <meta:editing-duration>PT1H37M56S</meta:editing-duration>
    <meta:editing-cycles>38</meta:editing-cycles>
    <meta:document-statistic meta:table-count="0" meta:image-count="0" meta:object-count="0" meta:page-count="2" meta:paragraph-count="25" meta:word-count="635" meta:character-count="3591"/>
  </office:meta>
</office:document-meta>
</file>